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380.04pt"/>
    </style:style>
    <style:style style:name="co3" style:family="table-column">
      <style:table-column-properties fo:break-before="auto" style:column-width="171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topic #</text:p>
          </table:table-cell>
          <table:table-cell table:style-name="ce1" office:value-type="string" calcext:value-type="string">
            <text:p>top 15 words (excluding most frequent words)</text:p>
          </table:table-cell>
          <table:table-cell table:style-name="ce1" office:value-type="string" calcext:value-type="string">
            <text:p>topic labe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thaḥ lakṣaṇa artham lakṣaṇam bhāṣya artha prayojanam sūtra darśayati bhāṣyam sūtram pṛcchati caḥ bhāvaḥ śabdena</text:p>
          </table:table-cell>
          <table:table-cell office:value-type="string" calcext:value-type="string">
            <text:p>Nyāya (and Bauddha) subcommenta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hma śruti arthaḥ jīva brahmaṇaḥ śeṣaḥ sarva jagat sūtra anyathā śabda īśvara virodhaḥ śruteḥ yukti</text:p>
          </table:table-cell>
          <table:table-cell office:value-type="string" calcext:value-type="string">
            <text:p>Dvaita (≈NSu) commentary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ūpa sarvu pratītiḥ anyathā pratīyate artha asat para pūrvva samvedanam upi rūpeṇa nāma gatiḥ samvedana</text:p>
          </table:table-cell>
          <table:table-cell office:value-type="string" calcext:value-type="string">
            <text:p>Bauddha (≈PVA) comment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ārya kāraṇa sahakāri kāryam bīja sāmagrī svabhāva janana aṅkura śakti śaktiḥ eka hetu janaka sāmarthyam</text:p>
          </table:table-cell>
          <table:table-cell office:value-type="string" calcext:value-type="string">
            <text:p>caus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ñāna abhiprāyaḥ jñānam artha arthaḥ śakyate avagamyate pūrva idānīm buddhiḥ kalpanā bhaviṣyati sambandhaḥ grāhya sidhyati</text:p>
          </table:table-cell>
          <table:table-cell office:value-type="string" calcext:value-type="string">
            <text:p>Mīmāṃsā (≈ŚVK) commentar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a pramāṇa svayam doṣaḥ vastu vyavahāra loka mātram siddhiḥ parasya nāma bādhā anyathā sarvathā asmākam</text:p>
          </table:table-cell>
          <table:table-cell office:value-type="string" calcext:value-type="string">
            <text:p>debate meta-discours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śabda artha vastu ityādinā anya sambandhaḥ arthaḥ śabdāt eka śabdaḥ śabdānām saṃketa svabhāva śabdena śabdasya</text:p>
          </table:table-cell>
          <table:table-cell office:value-type="string" calcext:value-type="string">
            <text:p>Bauddha (≈PVVṬ) on language and thing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ddhiḥ sādhya siddha vyāpti āśraya sādhana asiddha asiddheḥ viruddha asiddhiḥ vyāpaka siddhau pakṣa abhāvāt pramāṇa</text:p>
          </table:table-cell>
          <table:table-cell office:value-type="string" calcext:value-type="string">
            <text:p>inference: assessing proof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rasaṅgāt abhāvāt prasaṅgaḥ sarva anyathā viśeṣa adṛṣṭa sarvatra niyamaḥ viśeṣaḥ anupapatteḥ vyavahāra kāraṇa dvitīyaḥ antara</text:p>
          </table:table-cell>
          <table:table-cell office:value-type="string" calcext:value-type="string">
            <text:p>reconciling theory with realit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rakāśa nīla prakāśaḥ rūpa ātma rūpam grāhya ātmā jñāna grāhaka ākāra saṃvid prakāśate nīlam ābhāsa</text:p>
          </table:table-cell>
          <table:table-cell office:value-type="string" calcext:value-type="string">
            <text:p>Bauddha non-dual percep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ñānam jñāna indriya viṣaya pratyakṣam artha jñānasya pratyakṣa viṣayam vijñānam akṣa jam rūpa kalpanā grahaṇam</text:p>
          </table:table-cell>
          <table:table-cell office:value-type="string" calcext:value-type="string">
            <text:p>perceptual cognitive proces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ādhya hetu pakṣa hetuḥ hetoḥ anvaya sādhana dṛṣṭāntaḥ dṛṣṭānta vyatireka vaidharmya vyatirekaḥ udāharaṇa vacanam pratijñā</text:p>
          </table:table-cell>
          <table:table-cell office:value-type="string" calcext:value-type="string">
            <text:p>inference: using example case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śabda artha śabdaḥ vākya arthaḥ śabdasya pada vācaka artham vācya go gauḥ sambandha śabdāt vākyam</text:p>
          </table:table-cell>
          <table:table-cell office:value-type="string" calcext:value-type="string">
            <text:p>Nyāya and Mīmāṃsā on communication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kalpa ākāra vastu artha ākāraḥ bāhya vikalpaḥ vāsanā rūpa pratibhāsaḥ pratibhāsa vikalpasya viṣayaḥ sāmānya viṣaya</text:p>
          </table:table-cell>
          <table:table-cell office:value-type="string" calcext:value-type="string">
            <text:p>images and conceptuality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heda bhedaḥ eka bhedāt bhinna abheda bhede abhedaḥ bhedena dharma aneka ekam bhedasya bhedam rūpa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ahma mokṣa ānanda bhagavat maya śrutiḥ anna śruti viṣṇu jñāna mukti viṣṇuḥ arthaḥ sadā devānām</text:p>
          </table:table-cell>
          <table:table-cell office:value-type="string" calcext:value-type="string">
            <text:p>Dvaita soteriology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igraha pakṣa sādhana sthānam pratijñā artham sthāna para kathā uttara artha tattva siddhāntaḥ doṣa jalpa</text:p>
          </table:table-cell>
          <table:table-cell office:value-type="string" calcext:value-type="string">
            <text:p>Nyāya method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ādhya dharma dharmaḥ dharmi pakṣa sādhana dharmī pratijñā dharmiṇaḥ doṣaḥ sādhyam hetuḥ hetu dharmiṇi dharmasya</text:p>
          </table:table-cell>
          <table:table-cell office:value-type="string" calcext:value-type="string">
            <text:p>inference: theoretical element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itya nitya śabdaḥ saṃśayaḥ anityaḥ nityaḥ saṃśaya dharma samaḥ prayatna viśeṣa nityam kṛtaka hetuḥ anityam</text:p>
          </table:table-cell>
          <table:table-cell office:value-type="string" calcext:value-type="string">
            <text:p>inference: examples involving impermanen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bhāva abhāvaḥ bhāva vastu abhāvasya bhāvaḥ anya rūpa virodhaḥ vidhi niṣedha pratiṣedha abhāvayoḥ virodha niṣedhaḥ</text:p>
          </table:table-cell>
          <table:table-cell office:value-type="string" calcext:value-type="string">
            <text:p>affirmation and negatio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ārya buddhimat vyāpti vyabhicāra anvaya ghaṭa kāraṇa vyatireka darśana upādāna darśanāt kāryatva kartṛ mātram vyabhicāraḥ</text:p>
          </table:table-cell>
          <table:table-cell office:value-type="string" calcext:value-type="string">
            <text:p>inference: causal pervasion as unreli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uḥkha sukha rāga duḥkham sukham ātma tattva doṣa dveṣa saṃsāra nivṛttiḥ avidyā pravṛtti rāgaḥ janma</text:p>
          </table:table-cell>
          <table:table-cell office:value-type="string" calcext:value-type="string">
            <text:p>Nyāya soteriology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avya saṃyoga guṇa vibhāga karma kāraṇa dvi saṃyogaḥ guru ākāśa dravyam mahat samavāyi parimāṇa kāraṇam</text:p>
          </table:table-cell>
          <table:table-cell office:value-type="string" calcext:value-type="string">
            <text:p>Vaiśeṣika ontology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ināśa vināśaḥ kṣaṇa bhāvaḥ kṣaṇika nāśaḥ kāla bhāvasya nāśa svabhāvaḥ antara paścāt svabhāva utpatti hetu</text:p>
          </table:table-cell>
          <table:table-cell office:value-type="string" calcext:value-type="string">
            <text:p>Bauddha momentarines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āmānya vyakti sāmānyam go jāti sāmānyasya jātiḥ vyaktiḥ viśeṣa pratyaya gauḥ eka jāteḥ vyakteḥ sādṛśyam</text:p>
          </table:table-cell>
          <table:table-cell office:value-type="string" calcext:value-type="string">
            <text:p>meaning of word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amāṇa artha pramāṇam pravṛtti jñānam prāmāṇyam prameya niścaya kriyā niścayaḥ phalam viṣaya prameyam prāmāṇya pravṛttiḥ</text:p>
          </table:table-cell>
          <table:table-cell office:value-type="string" calcext:value-type="string">
            <text:p>pramāṇ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ūpa sparśa pṛthivī cakṣuḥ gandha indriya śabda rasa guṇa pradīpa śrotra grahaṇam tejaḥ śabdaḥ indriyam</text:p>
          </table:table-cell>
          <table:table-cell office:value-type="string" calcext:value-type="string">
            <text:p>sensation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gni dhūma kārya kāraṇa dhūmaḥ agniḥ bhāvaḥ agneḥ gamaka svabhāva dhūmasya vahni pratibandhaḥ kāryam anvaya</text:p>
          </table:table-cell>
          <table:table-cell office:value-type="string" calcext:value-type="string">
            <text:p>inference: fire and smok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at asat kāraṇa kāraṇam kāryam kārya sattā asataḥ cit sarvam utpatti prāk sataḥ utpattiḥ sattvam</text:p>
          </table:table-cell>
          <table:table-cell office:value-type="string" calcext:value-type="string">
            <text:p>Sāṃkhya pre-existent effect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nupalabdhiḥ abhāva upalabdhi dṛśya anupalabdheḥ abhāvaḥ svabhāva anupalabdhi upalabdhiḥ viruddha vyāpaka upalambha anupalambhaḥ śīta lakṣaṇa</text:p>
          </table:table-cell>
          <table:table-cell office:value-type="string" calcext:value-type="string">
            <text:p>discussing the imperceptibl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atyakṣa anumānam anumāna pratyakṣam liṅga pramāṇa pratyakṣeṇa pramāṇam anumānena anumānasya liṅgam pratyakṣasya viṣaya āgama anumāne</text:p>
          </table:table-cell>
          <table:table-cell office:value-type="string" calcext:value-type="string">
            <text:p>inference: in relation to other pramāṇa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ka deśa avayava avayavi avayavī avayavinaḥ paramāṇu avayavāḥ parimāṇa deśaḥ paramāṇavaḥ antara deśena vṛtti aṇu</text:p>
          </table:table-cell>
          <table:table-cell office:value-type="string" calcext:value-type="string">
            <text:p>atoms, parts, and whole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da śāstra śāstram nyāya mahā vidyā tattva artha sarva jana upadeśa adhyayana mūla para dharma</text:p>
          </table:table-cell>
          <table:table-cell office:value-type="string" calcext:value-type="string">
            <text:p>orthodox tradition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itta sarva kāya kleśa cittam dharma samādhi cittasya nirodha avidyā śūnyatā karma kleśāḥ ārya viveka</text:p>
          </table:table-cell>
          <table:table-cell office:value-type="string" calcext:value-type="string">
            <text:p>Bauddha soteriology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hala svarga vidhi phalam karma hiṃsā kāmaḥ vidhiḥ sādhana putra yāga artha vidheḥ yajeta codanā</text:p>
          </table:table-cell>
          <table:table-cell office:value-type="string" calcext:value-type="string">
            <text:p>Vedic sacrific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ajata mithyā bādhaka satya rajatam svapna bādhya sākṣi bādhaḥ sat śukti jñāna asat bhrānti mithyātvam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kālaḥ atīta vidyate vartamāna kāla yujyate pratītya upapadyate saṃbhavati nirvāṇam utpādaḥ phalam idānīm utpāda pratipādayan</text:p>
          </table:table-cell>
          <table:table-cell office:value-type="string" calcext:value-type="string">
            <text:p>Bauddha (≈PP) on time and opportunit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āmāṇyam veda āpta prāmāṇya pramāṇa artha āgama aprāmāṇyam vākya pramāṇam puruṣa doṣa vaktṛ apauruṣeya svatas</text:p>
          </table:table-cell>
          <table:table-cell office:value-type="string" calcext:value-type="string">
            <text:p>trustworthy speech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añca prakṛti vyaktam rajaḥ pradhānam prakṛtiḥ avyaktam vikāra tamaḥ sattva mahat avyakta sargaḥ vṛttiḥ tanmātrāṇi</text:p>
          </table:table-cell>
          <table:table-cell office:value-type="string" calcext:value-type="string">
            <text:p>Sāṃkhya metaphysic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mṛti pūrva smṛtiḥ anubhava smaraṇam smaraṇa saṃskāra smṛteḥ anubhavaḥ kāla saṃskāraḥ anubhūta viṣaya jñānam jñāna</text:p>
          </table:table-cell>
          <table:table-cell office:value-type="string" calcext:value-type="string">
            <text:p>experience and recollection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karma śarīra śarīram icchā īśvaraḥ īśvara prayatna dharma śarīrasya deha adharma phala karmaṇaḥ cetanā bhoga</text:p>
          </table:table-cell>
          <table:table-cell office:value-type="string" calcext:value-type="string">
            <text:p>karma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havanti viśeṣāḥ dharmāḥ sarve santi hetavaḥ syuḥ viśeṣa arthāḥ yeṣām kecid śabdāḥ anye teṣu bhāvāḥ</text:p>
          </table:table-cell>
          <table:table-cell office:value-type="string" calcext:value-type="string">
            <text:p>plural word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ndriya manaḥ ātma manasaḥ śarīra yugapad jñāna sukha viṣaya artha icchā cakṣuḥ jñānam sannikarṣa indriyāṇām</text:p>
          </table:table-cell>
          <table:table-cell office:value-type="string" calcext:value-type="string">
            <text:p>Nyāya prameyas related to the self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nvaya icchā jñāna anvita kṛti iṣṭa sādhana śakti pada saṃsarga artha jñānam viṣaya vākya yogya</text:p>
          </table:table-cell>
          <table:table-cell office:value-type="string" calcext:value-type="string">
            <text:p>motivation and speech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kriyā kāraka kartṛ karma karaṇa artha vyāpāra vyāpāraḥ dhātu karaṇam arthaḥ bhāvanā kriyām karoti kriyāyāḥ</text:p>
          </table:table-cell>
          <table:table-cell office:value-type="string" calcext:value-type="string">
            <text:p>action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janma bhāvanā rāga vāsanā deha citta vijñāna hetuḥ abhyāsāt abhyāsa hetu dehaḥ maraṇa vikāra abhyāsaḥ</text:p>
          </table:table-cell>
          <table:table-cell office:value-type="string" calcext:value-type="string">
            <text:p>Bauddha personal development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ham puruṣa puruṣaḥ buddhi puruṣasya ātmā artham buddhiḥ arthaḥ ātmanaḥ ātmānam buddheḥ prakṛtiḥ mama bhoktā</text:p>
          </table:table-cell>
          <table:table-cell office:value-type="string" calcext:value-type="string">
            <text:p>Sāṃkhya on self and other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iśeṣaṇa viśeṣya samavāyaḥ ghaṭa samavāya bhū sambandha ghaṭaḥ viśeṣaṇam viśiṣṭa ādhāra sambandhaḥ paṭa paṭaḥ guṇa</text:p>
          </table:table-cell>
          <table:table-cell office:value-type="string" calcext:value-type="string">
            <text:p>qualification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krama varṇa kramaḥ varṇṇa eka aneka krameṇa yugapad pada sakṛt varṇāḥ varṇānām artha dhvani varṇṇānām</text:p>
          </table:table-cell>
          <table:table-cell office:value-type="string" calcext:value-type="string">
            <text:p>time in sphoṭa theory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rtha mukhya eka guṇa śabda upacāraḥ saṃyogāt pradhāna darśanāt liṅga karma upacāra śeṣa anya śabdaḥ</text:p>
          </table:table-cell>
          <table:table-cell office:value-type="string" calcext:value-type="string">
            <text:p>contextuality of spee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2:08:59.881197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22:05.487629744</meta:creation-date>
    <dc:date>2019-09-09T13:49:09.991291261</dc:date>
    <meta:editing-duration>PT15H1M47S</meta:editing-duration>
    <meta:editing-cycles>9</meta:editing-cycles>
    <meta:generator>LibreOffice/5.4.4.2$MacOSX_X86_64 LibreOffice_project/2524958677847fb3bb44820e40380acbe820f960</meta:generator>
    <meta:document-statistic meta:table-count="1" meta:cell-count="153" meta:object-count="0"/>
  </office:meta>
</office:document-meta>
</file>